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13e" officeooo:paragraph-rsid="001b713e"/>
    </style:style>
    <style:style style:name="P2" style:family="paragraph" style:parent-style-name="Standard">
      <style:text-properties officeooo:paragraph-rsid="001b713e"/>
    </style:style>
    <style:style style:name="P3" style:family="paragraph" style:parent-style-name="Standard">
      <style:text-properties officeooo:rsid="001d08ca" officeooo:paragraph-rsid="001d08ca"/>
    </style:style>
    <style:style style:name="P4" style:family="paragraph" style:parent-style-name="Standard">
      <style:text-properties fo:font-size="12pt" fo:font-weight="normal" officeooo:rsid="001d08ca" officeooo:paragraph-rsid="001d08ca" style:font-weight-asian="normal" style:font-weight-complex="normal"/>
    </style:style>
    <style:style style:name="P5" style:family="paragraph" style:parent-style-name="Preformatted_20_Text" style:list-style-name="L1"/>
    <style:style style:name="P6" style:family="paragraph" style:parent-style-name="Preformatted_20_Text" style:list-style-name="L1">
      <style:paragraph-properties style:writing-mode="lr-tb"/>
    </style:style>
    <style:style style:name="P7" style:family="paragraph" style:parent-style-name="Preformatted_20_Text" style:list-style-name="L1">
      <style:paragraph-properties fo:margin-top="0in" fo:margin-bottom="0.1965in" style:contextual-spacing="false" style:writing-mode="lr-tb"/>
    </style:style>
    <style:style style:name="P8" style:family="paragraph" style:parent-style-name="Preformatted_20_Text" style:list-style-name="L1">
      <style:paragraph-properties style:writing-mode="lr-tb"/>
      <style:text-properties officeooo:paragraph-rsid="001d8bae"/>
    </style:style>
    <style:style style:name="P9" style:family="paragraph" style:parent-style-name="Preformatted_20_Text" style:list-style-name="L1">
      <style:paragraph-properties fo:margin-top="0in" fo:margin-bottom="0.1965in" style:contextual-spacing="false" style:writing-mode="lr-tb"/>
      <style:text-properties officeooo:paragraph-rsid="001d8bae"/>
    </style:style>
    <style:style style:name="P10" style:family="paragraph" style:parent-style-name="Preformatted_20_Text">
      <style:paragraph-properties fo:margin-top="0in" fo:margin-bottom="0.1965in" style:contextual-spacing="false" style:writing-mode="lr-tb"/>
      <style:text-properties officeooo:paragraph-rsid="001d8bae"/>
    </style:style>
    <style:style style:name="P11" style:family="paragraph" style:parent-style-name="Standard">
      <style:text-properties officeooo:rsid="001b713e" officeooo:paragraph-rsid="001b713e"/>
    </style:style>
    <style:style style:name="P12" style:family="paragraph" style:parent-style-name="Standard">
      <style:text-properties fo:font-size="22pt" fo:font-weight="bold" officeooo:rsid="001d8bae" officeooo:paragraph-rsid="001d8bae" style:font-weight-asian="bold" style:font-weight-complex="bold"/>
    </style:style>
    <style:style style:name="P13" style:family="paragraph" style:parent-style-name="Standard">
      <style:text-properties officeooo:paragraph-rsid="001d8bae"/>
    </style:style>
    <style:style style:name="P14" style:family="paragraph" style:parent-style-name="Text_20_body" style:list-style-name="L1"/>
    <style:style style:name="T1" style:family="text">
      <style:text-properties officeooo:rsid="001b713e"/>
    </style:style>
    <style:style style:name="T2" style:family="text">
      <style:text-properties fo:font-size="16pt" fo:font-weight="bold" officeooo:rsid="001d8bae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fo:font-weight="bold" officeooo:rsid="001d8bae" style:font-weight-asian="bold" style:font-weight-complex="bold"/>
    </style:style>
    <style:style style:name="T5" style:family="text">
      <style:text-properties officeooo:rsid="001d8bae"/>
    </style:style>
    <style:style style:name="T6" style:family="text">
      <style:text-properties fo:font-size="22pt" fo:font-weight="bold" officeooo:rsid="001d8bae" style:font-weight-asian="bold" style:font-weight-complex="bold"/>
    </style:style>
    <style:style style:name="T7" style:family="text">
      <style:text-properties fo:font-size="20pt" fo:font-weight="bold" officeooo:rsid="001d8bae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****************************************************************************</text:p>
      <text:p text:style-name="P3"><text:span text:style-name="T3">Internet problem in board:</text:span><text:line-break/></text:p>
      <text:p text:style-name="P1">First check the routing in board:</text:p>
      <text:p text:style-name="P1">ip route</text:p>
      <text:p text:style-name="P1">if it shows both lan and wifi check which one has lower metric(higher priority)</text:p>
      <text:p text:style-name="P2"><text:span text:style-name="T1">one solution is to connect to wifi and use lower metric for it:<text:line-break/></text:span>sudo nmcli device wifi list sudo nmcli device wifi connect "SSID" password "your_password"</text:p>
      <text:p text:style-name="P2"/>
      <text:p text:style-name="P2"/>
      <text:p text:style-name="P2">sudo ip route del default via 192.168.178.1 dev wlan0</text:p>
      <text:p text:style-name="P2">sudo ip route add default via 192.168.178.1 dev wlan0 metric 50</text:p>
      <text:p text:style-name="P2"/>
      <text:p text:style-name="P1">other solution is to fix the nat forwarding:</text:p>
      <text:p text:style-name="P2"><text:span text:style-name="T1">first try this:<text:line-break/></text:span>sudo iptables -P FORWARD ACCEPT</text:p>
      <text:p text:style-name="P2"/>
      <text:p text:style-name="P1">if it does not work try this then above as well:<text:line-break/>sudo iptables -t nat -A POSTROUTING -o wlp0s20f3 -j MASQUERADE</text:p>
      <text:p text:style-name="P1">sudo iptables -A FORWARD -i eth0 -o wlp0s20f3 -j ACCEPT</text:p>
      <text:p text:style-name="P1">sudo iptables -A FORWARD -m state --state RELATED,ESTABLISHED -j ACCEPT</text:p>
      <text:p text:style-name="P1"/>
      <text:p text:style-name="P1">******************************************************************************</text:p>
      <text:p text:style-name="P13"><text:span text:style-name="T2">Perf problem on khadas:</text:span></text:p>
      <text:p text:style-name="P13"><text:span text:style-name="T6"><text:line-break/></text:span><text:span text:style-name="Strong_20_Emphasis">Steps to Install </text:span><text:span text:style-name="Strong_20_Emphasis"><text:span text:style-name="Source_20_Text">perf</text:span></text:span><text:span text:style-name="Strong_20_Emphasis"> for Kernel 5.15.137</text:span></text:p>
      <text:list xml:id="list923584625" text:style-name="L1">
        <text:list-item>
          <text:p text:style-name="P14"><text:span text:style-name="Strong_20_Emphasis">Navigate to the Kernel Source Directory:</text:span> Ensure you have the kernel source code for version 5.15.137. If not, download and extract it:</text:p>
          <text:p text:style-name="P5"/>
          <text:p text:style-name="P6"><text:span text:style-name="Source_20_Text">wget https://cdn.kernel.org/pub/linux/kernel/v5.x/linux-5.15.137.tar.xz</text:span></text:p>
          <text:p text:style-name="P6"><text:span text:style-name="Source_20_Text">tar -xf linux-5.15.137.tar.xz</text:span></text:p>
          <text:p text:style-name="P7"><text:span text:style-name="Source_20_Text">cd linux-5.15.137</text:span></text:p>
        </text:list-item>
        <text:list-item>
          <text:p text:style-name="P14"><text:span text:style-name="Strong_20_Emphasis">Build the </text:span><text:span text:style-name="Strong_20_Emphasis"><text:span text:style-name="Source_20_Text">perf</text:span></text:span><text:span text:style-name="Strong_20_Emphasis"> Tool:</text:span> Navigate to the <text:span text:style-name="Source_20_Text">tools/perf</text:span> directory within the kernel source and compile <text:span text:style-name="Source_20_Text">perf</text:span>:</text:p>
          <text:p text:style-name="P5"/>
          <text:p text:style-name="P8"><text:span text:style-name="Source_20_Text">cd tools/perf</text:span></text:p>
          <text:p text:style-name="P8"><text:span text:style-name="Source_20_Text">PYTHON=/usr/bin/python3.10 make -j$(nproc)</text:span></text:p>
        </text:list-item>
        <text:list-item>
          <text:p text:style-name="P14"><text:span text:style-name="Strong_20_Emphasis">Install the Compiled </text:span><text:span text:style-name="Strong_20_Emphasis"><text:span text:style-name="Source_20_Text">perf</text:span></text:span><text:span text:style-name="Strong_20_Emphasis">:</text:span> After a successful build, install <text:span text:style-name="Source_20_Text">perf</text:span> to your system:</text:p>
          <text:p text:style-name="P5"/>
          <text:p text:style-name="P9"><text:span text:style-name="Source_20_Text">sudo PYTHON=/usr/bin/python3.10 make install</text:span></text:p>
          <text:p text:style-name="P14">This installs the <text:span text:style-name="Source_20_Text">perf</text:span> binary to your system path.</text:p>
        </text:list-item>
        <text:list-item>
          <text:p text:style-name="P14"><text:span text:style-name="Strong_20_Emphasis">Verify the Installation:</text:span> Check if <text:span text:style-name="Source_20_Text">perf</text:span> is installed and works correctly:</text:p>
          <text:p text:style-name="P5"><text:soft-page-break/>bash</text:p>
          <text:p text:style-name="P5">CopyEdit</text:p>
          <text:p text:style-name="P7"><text:span text:style-name="Source_20_Text">perf –version</text:span></text:p>
        </text:list-item>
      </text:list>
      <text:p text:style-name="P10"><text:span text:style-name="Source_20_Text"><text:span text:style-name="T5">if did not installed:</text:span></text:span></text:p>
      <text:p text:style-name="P10"><text:span text:style-name="Source_20_Text">sudo ln -sf ~/Desktop/working_dir/linux-5.15.137/tools/perf/perf /usr/bin/perf</text:span></text:p>
      <text:p text:style-name="P10"><text:span text:style-name="Source_20_Text"/></text:p>
      <text:p text:style-name="P10"><text:span text:style-name="Source_20_Text"><text:span text:style-name="T5">check its version with kernel versoin:<text:line-break/>uname -r</text:span></text:span></text:p>
      <text:p text:style-name="P10"><text:span text:style-name="Source_20_Text">*******************************************************************************</text:span></text:p>
      <text:p text:style-name="P1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7:59:55.623813452</meta:creation-date>
    <dc:date>2025-01-22T02:11:25.625828125</dc:date>
    <meta:editing-duration>PT6M5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256" meta:character-count="1875" meta:non-whitespace-character-count="1656"/>
  </office:meta>
</office:document-meta>
</file>